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's this dangerous tribe, Theeen?!</text:p>
          </table:table-cell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Stop shouting!!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oyaki-chan, the dangerous tribe are
dangerous, so you should keep the reckless
shouting to a minimum.</text:p>
          </table:table-cell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f they're so dangerous, wouldn't we be
better off eradicating Theeem?</text:p>
          </table:table-cell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, well... it is not as though this dangerous
tribe is likely to cause us any real harm.</text:p>
          </table:table-cell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know something about them.</text:p>
          </table:table-cell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each us, Komu-chan!!</text:p>
          </table:table-cell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 office:value-type="string">
            <text:p>Is it about the true form of the dangerous
tribe?!</text:p>
          </table:table-cell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not confirmed this with my own eyes
so I cannot say with full certainty, but...</text:p>
          </table:table-cell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 office:value-type="string">
            <text:p>This name of the species is...</text:p>
          </table:table-cell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...?</text:p>
          </table:table-cell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“Jelly-chan”.</text:p>
          </table:table-cell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... Huuuuh...</text:p>
          </table:table-cell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 office:value-type="string">
            <text:p>...Hmm? Ah, I see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 office:value-type="string">
            <text:p>Jelly-chan...</text:p>
          </table:table-cell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a dangerous tribe... right?</text:p>
          </table:table-cell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like a full explanation.</text:p>
          </table:table-cell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have heard, they take a form so
adorable it can only be called out-of-this-
world.</text:p>
          </table:table-cell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 office:value-type="string">
            <text:p>It is said that once you have seen them, you
will be a slave to their cuteness as you
roll around on the ground, writhing at the
sheer level of moé...</text:p>
          </table:table-cell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uuh?! That's what they mean by
Dangeroooooouuuus?!</text:p>
          </table:table-cell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-I actually really want to see it...!)</text:p>
          </table:table-cell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ticlimactic indeed.</text:p>
          </table:table-cell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 office:value-type="string">
            <text:p>However charming they may be, they surely
can't be worth getting so anxious about.</text:p>
          </table:table-cell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to that, I could not say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... as long as they don't pose any actual
threat, then we should be fine.</text:p>
          </table:table-cell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relieved.</text:p>
          </table:table-cell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 guess we're good to go!</text:p>
          </table:table-cell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destination is Balkad Ruins, which lies
opposite this species' settlement.</text:p>
          </table:table-cell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oriiing...</text:p>
          </table:table-cell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ist is getting thicker, huh...</text:p>
          </table:table-cell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limate of this area occasionally gives
rise to a dense fog.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 office:value-type="string">
            <text:p>From the look of it, it will get even worse...</text:p>
          </table:table-cell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let's all be careful not get
separated.</text:p>
          </table:table-cell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kizora and Kiryū have both gone missing...</text:p>
          </table:table-cell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we were all together just a moment
ago... I wonder where they've run off to...</text:p>
          </table:table-cell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must be looking for us right about now,
right?</text:p>
          </table:table-cell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may not be the best idea to carelessly run
around looking for them.</text:p>
          </table:table-cell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if they're thinking the same thing and
stay put where they are, we'll never meet up
for all Eternityyy!</text:p>
          </table:table-cell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certainly an issue.</text:p>
          </table:table-cell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 office:value-type="string">
            <text:p>We could use some means of letting them know
where we are.</text:p>
          </table:table-cell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can't you look for the two of them with
that whatever-visor of yours, Takoyaki-chan?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called a Detection Visooor. You'd better
remember Thaaat.</text:p>
          </table:table-cell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 office:value-type="string">
            <text:p>And this is something that can analyze things
in its field of vision, not something that
can look for missing Thiiings...</text:p>
          </table:table-cell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then.</text:p>
          </table:table-cell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 office:value-type="string">
            <text:p>I suppose we'll have to wait here until the
mist clears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think the wind shall clear the air and
afford us full visibility within an hour or two.</text:p>
          </table:table-cell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hope the two of them are all right...</text:p>
          </table:table-cell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nk goodness the two of you are safe...!</text:p>
          </table:table-cell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you okay? Did you get assaulted by
monsters?</text:p>
          </table:table-cell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! Nothin' really happened...</text:p>
          </table:table-cell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 office:value-type="string">
            <text:p>(I quickly washed my clothes in a spring
and they're still kinda damp, but i-it looks
like no one's gonna notice...)</text:p>
          </table:table-cell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feels like my memories are a little vague,
and I can't really remember everything...)</text:p>
          </table:table-cell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 office:value-type="string">
            <text:p>(I got lost and met up with Akizora-san,
then, umm...)</text:p>
          </table:table-cell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glad that there were no incidents.</text:p>
          </table:table-cell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 office:value-type="string">
            <text:p>There are myriad wild plants in this forest that
can have various effects on both the body
and the mind.</text:p>
          </table:table-cell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eeh〜...</text:p>
          </table:table-cell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 office:value-type="string">
            <text:p>Like, mushrooms... and stuff?</text:p>
          </table:table-cell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Chief among them being the
“Alcoshroom”, a mushroom that can be
distinguished by its vivid, orange-colored cap.</text:p>
          </table:table-cell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 office:value-type="string">
            <text:p>If you eat it, it numbs your reason and
decision-making abilities, making it feel as
if you were drunk.</text:p>
          </table:table-cell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that so...</text:p>
          </table:table-cell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 office:value-type="string">
            <text:p>It doesn't have permanent after-effects or
anythin', right? Right?</text:p>
          </table:table-cell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toxins are completely dispersed with the
passage of time, so I think it is fine as long
as you don't ingest a large quantity at once...</text:p>
          </table:table-cell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-Got it! You make a great teacher,
Komu-chan!</text:p>
          </table:table-cell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with the mist cleared away, now is
our chance to continue onward.</text:p>
          </table:table-cell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Riiight! We don't have time to waste!</text:p>
          </table:table-cell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Did you know?</text:p>
          </table:table-cell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 office:value-type="string">
            <text:p>The English phrase “to waste time“ translates
to ”toki wo tsuiyasu” in Japanese!</text:p>
          </table:table-cell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nsense and you kn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